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ss (g)</text:p>
          </table:table-cell>
          <table:table-cell office:value-type="string" calcext:value-type="string">
            <text:p>Force (N)</text:p>
          </table:table-cell>
          <table:table-cell office:value-type="string" calcext:value-type="string">
            <text:p>deltaMass</text:p>
          </table:table-cell>
          <table:table-cell office:value-type="string" calcext:value-type="string">
            <text:p>deltaForc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eltaField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eltaSigma</text:p>
          </table:table-cell>
        </table:table-row>
        <table:table-row table:style-name="ro1">
          <table:table-cell office:value-type="float" office:value="0.0004" calcext:value-type="float">
            <text:p>0.0004</text:p>
          </table:table-cell>
          <table:table-cell table:formula="of:=[.A2]*9.81/1000" office:value-type="float" office:value="0.000003924" calcext:value-type="float">
            <text:p>3.924E-06</text:p>
          </table:table-cell>
          <table:table-cell office:value-type="float" office:value="0.0001" calcext:value-type="float">
            <text:p>0.0001</text:p>
          </table:table-cell>
          <table:table-cell table:formula="of:=[.C2]*9.81/1000" office:value-type="float" office:value="0.000000981" calcext:value-type="float">
            <text:p>9.81E-07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11" calcext:value-type="float">
            <text:p>0.0011</text:p>
          </table:table-cell>
          <table:table-cell table:formula="of:=[.A3]*9.81/1000" office:value-type="float" office:value="0.000010791" calcext:value-type="float">
            <text:p>1.0791E-05</text:p>
          </table:table-cell>
          <table:table-cell office:value-type="float" office:value="0.0001" calcext:value-type="float">
            <text:p>0.0001</text:p>
          </table:table-cell>
          <table:table-cell table:formula="of:=[.C3]*9.81/1000" office:value-type="float" office:value="0.000000981" calcext:value-type="float">
            <text:p>9.81E-07</text:p>
          </table:table-cell>
          <table:table-cell office:value-type="float" office:value="0.138" calcext:value-type="float">
            <text:p>0.138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22" calcext:value-type="float">
            <text:p>0.0022</text:p>
          </table:table-cell>
          <table:table-cell table:formula="of:=[.A4]*9.81/1000" office:value-type="float" office:value="0.000021582" calcext:value-type="float">
            <text:p>2.1582E-05</text:p>
          </table:table-cell>
          <table:table-cell office:value-type="float" office:value="0.0001" calcext:value-type="float">
            <text:p>0.0001</text:p>
          </table:table-cell>
          <table:table-cell table:formula="of:=[.C4]*9.81/1000" office:value-type="float" office:value="0.000000981" calcext:value-type="float">
            <text:p>9.81E-07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36" calcext:value-type="float">
            <text:p>0.0036</text:p>
          </table:table-cell>
          <table:table-cell table:formula="of:=[.A5]*9.81/1000" office:value-type="float" office:value="0.000035316" calcext:value-type="float">
            <text:p>3.5316E-05</text:p>
          </table:table-cell>
          <table:table-cell office:value-type="float" office:value="0.0001" calcext:value-type="float">
            <text:p>0.0001</text:p>
          </table:table-cell>
          <table:table-cell table:formula="of:=[.C5]*9.81/1000" office:value-type="float" office:value="0.000000981" calcext:value-type="float">
            <text:p>9.81E-07</text:p>
          </table:table-cell>
          <table:table-cell office:value-type="float" office:value="0.274" calcext:value-type="float">
            <text:p>0.274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48" calcext:value-type="float">
            <text:p>0.0048</text:p>
          </table:table-cell>
          <table:table-cell table:formula="of:=[.A6]*9.81/1000" office:value-type="float" office:value="0.000047088" calcext:value-type="float">
            <text:p>4.7088E-05</text:p>
          </table:table-cell>
          <table:table-cell office:value-type="float" office:value="0.0001" calcext:value-type="float">
            <text:p>0.0001</text:p>
          </table:table-cell>
          <table:table-cell table:formula="of:=[.C6]*9.81/1000" office:value-type="float" office:value="0.000000981" calcext:value-type="float">
            <text:p>9.81E-07</text:p>
          </table:table-cell>
          <table:table-cell office:value-type="float" office:value="0.341" calcext:value-type="float">
            <text:p>0.341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61" calcext:value-type="float">
            <text:p>0.0061</text:p>
          </table:table-cell>
          <table:table-cell table:formula="of:=[.A7]*9.81/1000" office:value-type="float" office:value="0.000059841" calcext:value-type="float">
            <text:p>5.9841E-05</text:p>
          </table:table-cell>
          <table:table-cell office:value-type="float" office:value="0.0001" calcext:value-type="float">
            <text:p>0.0001</text:p>
          </table:table-cell>
          <table:table-cell table:formula="of:=[.C7]*9.81/1000" office:value-type="float" office:value="0.000000981" calcext:value-type="float">
            <text:p>9.81E-07</text:p>
          </table:table-cell>
          <table:table-cell office:value-type="float" office:value="0.406" calcext:value-type="float">
            <text:p>0.406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75" calcext:value-type="float">
            <text:p>0.0075</text:p>
          </table:table-cell>
          <table:table-cell table:formula="of:=[.A8]*9.81/1000" office:value-type="float" office:value="0.000073575" calcext:value-type="float">
            <text:p>7.3575E-05</text:p>
          </table:table-cell>
          <table:table-cell office:value-type="float" office:value="0.0001" calcext:value-type="float">
            <text:p>0.0001</text:p>
          </table:table-cell>
          <table:table-cell table:formula="of:=[.C8]*9.81/1000" office:value-type="float" office:value="0.000000981" calcext:value-type="float">
            <text:p>9.81E-07</text:p>
          </table:table-cell>
          <table:table-cell office:value-type="float" office:value="0.47" calcext:value-type="float">
            <text:p>0.47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88" calcext:value-type="float">
            <text:p>0.0088</text:p>
          </table:table-cell>
          <table:table-cell table:formula="of:=[.A9]*9.81/1000" office:value-type="float" office:value="0.000086328" calcext:value-type="float">
            <text:p>8.6328E-05</text:p>
          </table:table-cell>
          <table:table-cell office:value-type="float" office:value="0.0001" calcext:value-type="float">
            <text:p>0.0001</text:p>
          </table:table-cell>
          <table:table-cell table:formula="of:=[.C9]*9.81/1000" office:value-type="float" office:value="0.000000981" calcext:value-type="float">
            <text:p>9.81E-07</text:p>
          </table:table-cell>
          <table:table-cell office:value-type="float" office:value="0.528" calcext:value-type="float">
            <text:p>0.528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98" calcext:value-type="float">
            <text:p>0.0098</text:p>
          </table:table-cell>
          <table:table-cell table:formula="of:=[.A10]*9.81/1000" office:value-type="float" office:value="0.000096138" calcext:value-type="float">
            <text:p>9.6138E-05</text:p>
          </table:table-cell>
          <table:table-cell office:value-type="float" office:value="0.0001" calcext:value-type="float">
            <text:p>0.0001</text:p>
          </table:table-cell>
          <table:table-cell table:formula="of:=[.C10]*9.81/1000" office:value-type="float" office:value="0.000000981" calcext:value-type="float">
            <text:p>9.81E-07</text:p>
          </table:table-cell>
          <table:table-cell office:value-type="float" office:value="0.534" calcext:value-type="float">
            <text:p>0.534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13" calcext:value-type="float">
            <text:p>0.0113</text:p>
          </table:table-cell>
          <table:table-cell table:formula="of:=[.A11]*9.81/1000" office:value-type="float" office:value="0.000110853" calcext:value-type="float">
            <text:p>0.000110853</text:p>
          </table:table-cell>
          <table:table-cell office:value-type="float" office:value="0.0001" calcext:value-type="float">
            <text:p>0.0001</text:p>
          </table:table-cell>
          <table:table-cell table:formula="of:=[.C11]*9.81/1000" office:value-type="float" office:value="0.000000981" calcext:value-type="float">
            <text:p>9.81E-07</text:p>
          </table:table-cell>
          <table:table-cell office:value-type="float" office:value="0.635" calcext:value-type="float">
            <text:p>0.635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25" calcext:value-type="float">
            <text:p>0.0125</text:p>
          </table:table-cell>
          <table:table-cell table:formula="of:=[.A12]*9.81/1000" office:value-type="float" office:value="0.000122625" calcext:value-type="float">
            <text:p>0.000122625</text:p>
          </table:table-cell>
          <table:table-cell office:value-type="float" office:value="0.0001" calcext:value-type="float">
            <text:p>0.0001</text:p>
          </table:table-cell>
          <table:table-cell table:formula="of:=[.C12]*9.81/1000" office:value-type="float" office:value="0.000000981" calcext:value-type="float">
            <text:p>9.81E-07</text:p>
          </table:table-cell>
          <table:table-cell office:value-type="float" office:value="0.684" calcext:value-type="float">
            <text:p>0.684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33" calcext:value-type="float">
            <text:p>0.0133</text:p>
          </table:table-cell>
          <table:table-cell table:formula="of:=[.A13]*9.81/1000" office:value-type="float" office:value="0.000130473" calcext:value-type="float">
            <text:p>0.000130473</text:p>
          </table:table-cell>
          <table:table-cell office:value-type="float" office:value="0.0001" calcext:value-type="float">
            <text:p>0.0001</text:p>
          </table:table-cell>
          <table:table-cell table:formula="of:=[.C13]*9.81/1000" office:value-type="float" office:value="0.000000981" calcext:value-type="float">
            <text:p>9.81E-07</text:p>
          </table:table-cell>
          <table:table-cell office:value-type="float" office:value="0.728" calcext:value-type="float">
            <text:p>0.728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44" calcext:value-type="float">
            <text:p>0.0144</text:p>
          </table:table-cell>
          <table:table-cell table:formula="of:=[.A14]*9.81/1000" office:value-type="float" office:value="0.000141264" calcext:value-type="float">
            <text:p>0.000141264</text:p>
          </table:table-cell>
          <table:table-cell office:value-type="float" office:value="0.0001" calcext:value-type="float">
            <text:p>0.0001</text:p>
          </table:table-cell>
          <table:table-cell table:formula="of:=[.C14]*9.81/1000" office:value-type="float" office:value="0.000000981" calcext:value-type="float">
            <text:p>9.81E-07</text:p>
          </table:table-cell>
          <table:table-cell office:value-type="float" office:value="0.766" calcext:value-type="float">
            <text:p>0.766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51" calcext:value-type="float">
            <text:p>0.0151</text:p>
          </table:table-cell>
          <table:table-cell table:formula="of:=[.A15]*9.81/1000" office:value-type="float" office:value="0.000148131" calcext:value-type="float">
            <text:p>0.000148131</text:p>
          </table:table-cell>
          <table:table-cell office:value-type="float" office:value="0.0001" calcext:value-type="float">
            <text:p>0.0001</text:p>
          </table:table-cell>
          <table:table-cell table:formula="of:=[.C15]*9.81/1000" office:value-type="float" office:value="0.000000981" calcext:value-type="float">
            <text:p>9.81E-07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58" calcext:value-type="float">
            <text:p>0.0158</text:p>
          </table:table-cell>
          <table:table-cell table:formula="of:=[.A16]*9.81/1000" office:value-type="float" office:value="0.000154998" calcext:value-type="float">
            <text:p>0.000154998</text:p>
          </table:table-cell>
          <table:table-cell office:value-type="float" office:value="0.0001" calcext:value-type="float">
            <text:p>0.0001</text:p>
          </table:table-cell>
          <table:table-cell table:formula="of:=[.C16]*9.81/1000" office:value-type="float" office:value="0.000000981" calcext:value-type="float">
            <text:p>9.81E-07</text:p>
          </table:table-cell>
          <table:table-cell office:value-type="float" office:value="0.829" calcext:value-type="float">
            <text:p>0.829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65" calcext:value-type="float">
            <text:p>0.0165</text:p>
          </table:table-cell>
          <table:table-cell table:formula="of:=[.A17]*9.81/1000" office:value-type="float" office:value="0.000161865" calcext:value-type="float">
            <text:p>0.000161865</text:p>
          </table:table-cell>
          <table:table-cell office:value-type="float" office:value="0.0001" calcext:value-type="float">
            <text:p>0.0001</text:p>
          </table:table-cell>
          <table:table-cell table:formula="of:=[.C17]*9.81/1000" office:value-type="float" office:value="0.000000981" calcext:value-type="float">
            <text:p>9.81E-07</text:p>
          </table:table-cell>
          <table:table-cell office:value-type="float" office:value="0.856" calcext:value-type="float">
            <text:p>0.856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69" calcext:value-type="float">
            <text:p>0.0169</text:p>
          </table:table-cell>
          <table:table-cell table:formula="of:=[.A18]*9.81/1000" office:value-type="float" office:value="0.000165789" calcext:value-type="float">
            <text:p>0.000165789</text:p>
          </table:table-cell>
          <table:table-cell office:value-type="float" office:value="0.0001" calcext:value-type="float">
            <text:p>0.0001</text:p>
          </table:table-cell>
          <table:table-cell table:formula="of:=[.C18]*9.81/1000" office:value-type="float" office:value="0.000000981" calcext:value-type="float">
            <text:p>9.81E-07</text:p>
          </table:table-cell>
          <table:table-cell office:value-type="float" office:value="0.88" calcext:value-type="float">
            <text:p>0.88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57" calcext:value-type="float">
            <text:p>0.0157</text:p>
          </table:table-cell>
          <table:table-cell table:formula="of:=[.A19]*9.81/1000" office:value-type="float" office:value="0.000154017" calcext:value-type="float">
            <text:p>0.000154017</text:p>
          </table:table-cell>
          <table:table-cell office:value-type="float" office:value="0.0001" calcext:value-type="float">
            <text:p>0.0001</text:p>
          </table:table-cell>
          <table:table-cell table:formula="of:=[.C19]*9.81/1000" office:value-type="float" office:value="0.000000981" calcext:value-type="float">
            <text:p>9.81E-07</text:p>
          </table:table-cell>
          <table:table-cell office:value-type="float" office:value="0.854" calcext:value-type="float">
            <text:p>0.854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49" calcext:value-type="float">
            <text:p>0.0149</text:p>
          </table:table-cell>
          <table:table-cell table:formula="of:=[.A20]*9.81/1000" office:value-type="float" office:value="0.000146169" calcext:value-type="float">
            <text:p>0.000146169</text:p>
          </table:table-cell>
          <table:table-cell office:value-type="float" office:value="0.0001" calcext:value-type="float">
            <text:p>0.0001</text:p>
          </table:table-cell>
          <table:table-cell table:formula="of:=[.C20]*9.81/1000" office:value-type="float" office:value="0.000000981" calcext:value-type="float">
            <text:p>9.81E-07</text:p>
          </table:table-cell>
          <table:table-cell office:value-type="float" office:value="0.828" calcext:value-type="float">
            <text:p>0.828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41" calcext:value-type="float">
            <text:p>0.0141</text:p>
          </table:table-cell>
          <table:table-cell table:formula="of:=[.A21]*9.81/1000" office:value-type="float" office:value="0.000138321" calcext:value-type="float">
            <text:p>0.000138321</text:p>
          </table:table-cell>
          <table:table-cell office:value-type="float" office:value="0.0001" calcext:value-type="float">
            <text:p>0.0001</text:p>
          </table:table-cell>
          <table:table-cell table:formula="of:=[.C21]*9.81/1000" office:value-type="float" office:value="0.000000981" calcext:value-type="float">
            <text:p>9.81E-07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32" calcext:value-type="float">
            <text:p>0.0132</text:p>
          </table:table-cell>
          <table:table-cell table:formula="of:=[.A22]*9.81/1000" office:value-type="float" office:value="0.000129492" calcext:value-type="float">
            <text:p>0.000129492</text:p>
          </table:table-cell>
          <table:table-cell office:value-type="float" office:value="0.0001" calcext:value-type="float">
            <text:p>0.0001</text:p>
          </table:table-cell>
          <table:table-cell table:formula="of:=[.C22]*9.81/1000" office:value-type="float" office:value="0.000000981" calcext:value-type="float">
            <text:p>9.81E-07</text:p>
          </table:table-cell>
          <table:table-cell office:value-type="float" office:value="0.768" calcext:value-type="float">
            <text:p>0.768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2" calcext:value-type="float">
            <text:p>0.012</text:p>
          </table:table-cell>
          <table:table-cell table:formula="of:=[.A23]*9.81/1000" office:value-type="float" office:value="0.00011772" calcext:value-type="float">
            <text:p>0.00011772</text:p>
          </table:table-cell>
          <table:table-cell office:value-type="float" office:value="0.0001" calcext:value-type="float">
            <text:p>0.0001</text:p>
          </table:table-cell>
          <table:table-cell table:formula="of:=[.C23]*9.81/1000" office:value-type="float" office:value="0.000000981" calcext:value-type="float">
            <text:p>9.81E-07</text:p>
          </table:table-cell>
          <table:table-cell office:value-type="float" office:value="0.732" calcext:value-type="float">
            <text:p>0.732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1" calcext:value-type="float">
            <text:p>0.011</text:p>
          </table:table-cell>
          <table:table-cell table:formula="of:=[.A24]*9.81/1000" office:value-type="float" office:value="0.00010791" calcext:value-type="float">
            <text:p>0.00010791</text:p>
          </table:table-cell>
          <table:table-cell office:value-type="float" office:value="0.0001" calcext:value-type="float">
            <text:p>0.0001</text:p>
          </table:table-cell>
          <table:table-cell table:formula="of:=[.C24]*9.81/1000" office:value-type="float" office:value="0.000000981" calcext:value-type="float">
            <text:p>9.81E-07</text:p>
          </table:table-cell>
          <table:table-cell office:value-type="float" office:value="0.692" calcext:value-type="float">
            <text:p>0.692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97" calcext:value-type="float">
            <text:p>0.0097</text:p>
          </table:table-cell>
          <table:table-cell table:formula="of:=[.A25]*9.81/1000" office:value-type="float" office:value="0.000095157" calcext:value-type="float">
            <text:p>9.5157E-05</text:p>
          </table:table-cell>
          <table:table-cell office:value-type="float" office:value="0.0001" calcext:value-type="float">
            <text:p>0.0001</text:p>
          </table:table-cell>
          <table:table-cell table:formula="of:=[.C25]*9.81/1000" office:value-type="float" office:value="0.000000981" calcext:value-type="float">
            <text:p>9.81E-07</text:p>
          </table:table-cell>
          <table:table-cell office:value-type="float" office:value="0.646" calcext:value-type="float">
            <text:p>0.646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82" calcext:value-type="float">
            <text:p>0.0082</text:p>
          </table:table-cell>
          <table:table-cell table:formula="of:=[.A26]*9.81/1000" office:value-type="float" office:value="0.000080442" calcext:value-type="float">
            <text:p>8.0442E-05</text:p>
          </table:table-cell>
          <table:table-cell office:value-type="float" office:value="0.0001" calcext:value-type="float">
            <text:p>0.0001</text:p>
          </table:table-cell>
          <table:table-cell table:formula="of:=[.C26]*9.81/1000" office:value-type="float" office:value="0.000000981" calcext:value-type="float">
            <text:p>9.81E-07</text:p>
          </table:table-cell>
          <table:table-cell office:value-type="float" office:value="0.593" calcext:value-type="float">
            <text:p>0.593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67" calcext:value-type="float">
            <text:p>0.0067</text:p>
          </table:table-cell>
          <table:table-cell table:formula="of:=[.A27]*9.81/1000" office:value-type="float" office:value="0.000065727" calcext:value-type="float">
            <text:p>6.5727E-05</text:p>
          </table:table-cell>
          <table:table-cell office:value-type="float" office:value="0.0001" calcext:value-type="float">
            <text:p>0.0001</text:p>
          </table:table-cell>
          <table:table-cell table:formula="of:=[.C27]*9.81/1000" office:value-type="float" office:value="0.000000981" calcext:value-type="float">
            <text:p>9.81E-07</text:p>
          </table:table-cell>
          <table:table-cell office:value-type="float" office:value="0.539" calcext:value-type="float">
            <text:p>0.539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53" calcext:value-type="float">
            <text:p>0.0053</text:p>
          </table:table-cell>
          <table:table-cell table:formula="of:=[.A28]*9.81/1000" office:value-type="float" office:value="0.000051993" calcext:value-type="float">
            <text:p>5.1993E-05</text:p>
          </table:table-cell>
          <table:table-cell office:value-type="float" office:value="0.0001" calcext:value-type="float">
            <text:p>0.0001</text:p>
          </table:table-cell>
          <table:table-cell table:formula="of:=[.C28]*9.81/1000" office:value-type="float" office:value="0.000000981" calcext:value-type="float">
            <text:p>9.81E-07</text:p>
          </table:table-cell>
          <table:table-cell office:value-type="float" office:value="0.481" calcext:value-type="float">
            <text:p>0.481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38" calcext:value-type="float">
            <text:p>0.0038</text:p>
          </table:table-cell>
          <table:table-cell table:formula="of:=[.A29]*9.81/1000" office:value-type="float" office:value="0.000037278" calcext:value-type="float">
            <text:p>3.7278E-05</text:p>
          </table:table-cell>
          <table:table-cell office:value-type="float" office:value="0.0001" calcext:value-type="float">
            <text:p>0.0001</text:p>
          </table:table-cell>
          <table:table-cell table:formula="of:=[.C29]*9.81/1000" office:value-type="float" office:value="0.000000981" calcext:value-type="float">
            <text:p>9.81E-07</text:p>
          </table:table-cell>
          <table:table-cell office:value-type="float" office:value="0.42" calcext:value-type="float">
            <text:p>0.42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22" calcext:value-type="float">
            <text:p>0.0022</text:p>
          </table:table-cell>
          <table:table-cell table:formula="of:=[.A30]*9.81/1000" office:value-type="float" office:value="0.000021582" calcext:value-type="float">
            <text:p>2.1582E-05</text:p>
          </table:table-cell>
          <table:table-cell office:value-type="float" office:value="0.0001" calcext:value-type="float">
            <text:p>0.0001</text:p>
          </table:table-cell>
          <table:table-cell table:formula="of:=[.C30]*9.81/1000" office:value-type="float" office:value="0.000000981" calcext:value-type="float">
            <text:p>9.81E-07</text:p>
          </table:table-cell>
          <table:table-cell office:value-type="float" office:value="0.355" calcext:value-type="float">
            <text:p>0.355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07" calcext:value-type="float">
            <text:p>0.0007</text:p>
          </table:table-cell>
          <table:table-cell table:formula="of:=[.A31]*9.81/1000" office:value-type="float" office:value="0.000006867" calcext:value-type="float">
            <text:p>6.867E-06</text:p>
          </table:table-cell>
          <table:table-cell office:value-type="float" office:value="0.0001" calcext:value-type="float">
            <text:p>0.0001</text:p>
          </table:table-cell>
          <table:table-cell table:formula="of:=[.C31]*9.81/1000" office:value-type="float" office:value="0.000000981" calcext:value-type="float">
            <text:p>9.81E-07</text:p>
          </table:table-cell>
          <table:table-cell office:value-type="float" office:value="0.29" calcext:value-type="float">
            <text:p>0.29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-0.0008" calcext:value-type="float">
            <text:p>-0.0008</text:p>
          </table:table-cell>
          <table:table-cell table:formula="of:=[.A32]*9.81/1000" office:value-type="float" office:value="-0.000007848" calcext:value-type="float">
            <text:p>-7.848E-06</text:p>
          </table:table-cell>
          <table:table-cell office:value-type="float" office:value="0.0001" calcext:value-type="float">
            <text:p>0.0001</text:p>
          </table:table-cell>
          <table:table-cell table:formula="of:=[.C32]*9.81/1000" office:value-type="float" office:value="0.000000981" calcext:value-type="float">
            <text:p>9.81E-07</text:p>
          </table:table-cell>
          <table:table-cell office:value-type="float" office:value="0.221" calcext:value-type="float">
            <text:p>0.221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-0.0021" calcext:value-type="float">
            <text:p>-0.0021</text:p>
          </table:table-cell>
          <table:table-cell table:formula="of:=[.A33]*9.81/1000" office:value-type="float" office:value="-0.000020601" calcext:value-type="float">
            <text:p>-2.0601E-05</text:p>
          </table:table-cell>
          <table:table-cell office:value-type="float" office:value="0.0001" calcext:value-type="float">
            <text:p>0.0001</text:p>
          </table:table-cell>
          <table:table-cell table:formula="of:=[.C33]*9.81/1000" office:value-type="float" office:value="0.000000981" calcext:value-type="float">
            <text:p>9.81E-07</text:p>
          </table:table-cell>
          <table:table-cell office:value-type="float" office:value="0.154" calcext:value-type="float">
            <text:p>0.154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-0.0031" calcext:value-type="float">
            <text:p>-0.0031</text:p>
          </table:table-cell>
          <table:table-cell table:formula="of:=[.A34]*9.81/1000" office:value-type="float" office:value="-0.000030411" calcext:value-type="float">
            <text:p>-3.0411E-05</text:p>
          </table:table-cell>
          <table:table-cell office:value-type="float" office:value="0.0001" calcext:value-type="float">
            <text:p>0.0001</text:p>
          </table:table-cell>
          <table:table-cell table:formula="of:=[.C34]*9.81/1000" office:value-type="float" office:value="0.000000981" calcext:value-type="float">
            <text:p>9.81E-07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-0.004" calcext:value-type="float">
            <text:p>-0.004</text:p>
          </table:table-cell>
          <table:table-cell table:formula="of:=[.A35]*9.81/1000" office:value-type="float" office:value="-0.00003924" calcext:value-type="float">
            <text:p>-3.924E-05</text:p>
          </table:table-cell>
          <table:table-cell office:value-type="float" office:value="0.0001" calcext:value-type="float">
            <text:p>0.0001</text:p>
          </table:table-cell>
          <table:table-cell table:formula="of:=[.C35]*9.81/1000" office:value-type="float" office:value="0.000000981" calcext:value-type="float">
            <text:p>9.81E-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-0.0045" calcext:value-type="float">
            <text:p>-0.0045</text:p>
          </table:table-cell>
          <table:table-cell table:formula="of:=[.A36]*9.81/1000" office:value-type="float" office:value="-0.000044145" calcext:value-type="float">
            <text:p>-4.4145E-05</text:p>
          </table:table-cell>
          <table:table-cell office:value-type="float" office:value="0.0001" calcext:value-type="float">
            <text:p>0.0001</text:p>
          </table:table-cell>
          <table:table-cell table:formula="of:=[.C36]*9.81/1000" office:value-type="float" office:value="0.000000981" calcext:value-type="float">
            <text:p>9.81E-07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-0.0035" calcext:value-type="float">
            <text:p>-0.0035</text:p>
          </table:table-cell>
          <table:table-cell table:formula="of:=[.A37]*9.81/1000" office:value-type="float" office:value="-0.000034335" calcext:value-type="float">
            <text:p>-3.4335E-05</text:p>
          </table:table-cell>
          <table:table-cell office:value-type="float" office:value="0.0001" calcext:value-type="float">
            <text:p>0.0001</text:p>
          </table:table-cell>
          <table:table-cell table:formula="of:=[.C37]*9.81/1000" office:value-type="float" office:value="0.000000981" calcext:value-type="float">
            <text:p>9.81E-07</text:p>
          </table:table-cell>
          <table:table-cell office:value-type="float" office:value="-0.118" calcext:value-type="float">
            <text:p>-0.118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-0.0023" calcext:value-type="float">
            <text:p>-0.0023</text:p>
          </table:table-cell>
          <table:table-cell table:formula="of:=[.A38]*9.81/1000" office:value-type="float" office:value="-0.000022563" calcext:value-type="float">
            <text:p>-2.2563E-05</text:p>
          </table:table-cell>
          <table:table-cell office:value-type="float" office:value="0.0001" calcext:value-type="float">
            <text:p>0.0001</text:p>
          </table:table-cell>
          <table:table-cell table:formula="of:=[.C38]*9.81/1000" office:value-type="float" office:value="0.000000981" calcext:value-type="float">
            <text:p>9.81E-07</text:p>
          </table:table-cell>
          <table:table-cell office:value-type="float" office:value="-0.183" calcext:value-type="float">
            <text:p>-0.183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-0.001" calcext:value-type="float">
            <text:p>-0.001</text:p>
          </table:table-cell>
          <table:table-cell table:formula="of:=[.A39]*9.81/1000" office:value-type="float" office:value="-0.00000981" calcext:value-type="float">
            <text:p>-9.81E-06</text:p>
          </table:table-cell>
          <table:table-cell office:value-type="float" office:value="0.0001" calcext:value-type="float">
            <text:p>0.0001</text:p>
          </table:table-cell>
          <table:table-cell table:formula="of:=[.C39]*9.81/1000" office:value-type="float" office:value="0.000000981" calcext:value-type="float">
            <text:p>9.81E-07</text:p>
          </table:table-cell>
          <table:table-cell office:value-type="float" office:value="-0.247" calcext:value-type="float">
            <text:p>-0.247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07" calcext:value-type="float">
            <text:p>0.0007</text:p>
          </table:table-cell>
          <table:table-cell table:formula="of:=[.A40]*9.81/1000" office:value-type="float" office:value="0.000006867" calcext:value-type="float">
            <text:p>6.867E-06</text:p>
          </table:table-cell>
          <table:table-cell office:value-type="float" office:value="0.0001" calcext:value-type="float">
            <text:p>0.0001</text:p>
          </table:table-cell>
          <table:table-cell table:formula="of:=[.C40]*9.81/1000" office:value-type="float" office:value="0.000000981" calcext:value-type="float">
            <text:p>9.81E-07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21" calcext:value-type="float">
            <text:p>0.0021</text:p>
          </table:table-cell>
          <table:table-cell table:formula="of:=[.A41]*9.81/1000" office:value-type="float" office:value="0.000020601" calcext:value-type="float">
            <text:p>2.0601E-05</text:p>
          </table:table-cell>
          <table:table-cell office:value-type="float" office:value="0.0001" calcext:value-type="float">
            <text:p>0.0001</text:p>
          </table:table-cell>
          <table:table-cell table:formula="of:=[.C41]*9.81/1000" office:value-type="float" office:value="0.000000981" calcext:value-type="float">
            <text:p>9.81E-07</text:p>
          </table:table-cell>
          <table:table-cell office:value-type="float" office:value="-0.373" calcext:value-type="float">
            <text:p>-0.373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36" calcext:value-type="float">
            <text:p>0.0036</text:p>
          </table:table-cell>
          <table:table-cell table:formula="of:=[.A42]*9.81/1000" office:value-type="float" office:value="0.000035316" calcext:value-type="float">
            <text:p>3.5316E-05</text:p>
          </table:table-cell>
          <table:table-cell office:value-type="float" office:value="0.0001" calcext:value-type="float">
            <text:p>0.0001</text:p>
          </table:table-cell>
          <table:table-cell table:formula="of:=[.C42]*9.81/1000" office:value-type="float" office:value="0.000000981" calcext:value-type="float">
            <text:p>9.81E-07</text:p>
          </table:table-cell>
          <table:table-cell office:value-type="float" office:value="-0.434" calcext:value-type="float">
            <text:p>-0.434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51" calcext:value-type="float">
            <text:p>0.0051</text:p>
          </table:table-cell>
          <table:table-cell table:formula="of:=[.A43]*9.81/1000" office:value-type="float" office:value="0.000050031" calcext:value-type="float">
            <text:p>5.0031E-05</text:p>
          </table:table-cell>
          <table:table-cell office:value-type="float" office:value="0.0001" calcext:value-type="float">
            <text:p>0.0001</text:p>
          </table:table-cell>
          <table:table-cell table:formula="of:=[.C43]*9.81/1000" office:value-type="float" office:value="0.000000981" calcext:value-type="float">
            <text:p>9.81E-07</text:p>
          </table:table-cell>
          <table:table-cell office:value-type="float" office:value="-0.489" calcext:value-type="float">
            <text:p>-0.489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62" calcext:value-type="float">
            <text:p>0.0062</text:p>
          </table:table-cell>
          <table:table-cell table:formula="of:=[.A44]*9.81/1000" office:value-type="float" office:value="0.000060822" calcext:value-type="float">
            <text:p>6.0822E-05</text:p>
          </table:table-cell>
          <table:table-cell office:value-type="float" office:value="0.0001" calcext:value-type="float">
            <text:p>0.0001</text:p>
          </table:table-cell>
          <table:table-cell table:formula="of:=[.C44]*9.81/1000" office:value-type="float" office:value="0.000000981" calcext:value-type="float">
            <text:p>9.81E-07</text:p>
          </table:table-cell>
          <table:table-cell office:value-type="float" office:value="-0.547" calcext:value-type="float">
            <text:p>-0.547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77" calcext:value-type="float">
            <text:p>0.0077</text:p>
          </table:table-cell>
          <table:table-cell table:formula="of:=[.A45]*9.81/1000" office:value-type="float" office:value="0.000075537" calcext:value-type="float">
            <text:p>7.5537E-05</text:p>
          </table:table-cell>
          <table:table-cell office:value-type="float" office:value="0.0001" calcext:value-type="float">
            <text:p>0.0001</text:p>
          </table:table-cell>
          <table:table-cell table:formula="of:=[.C45]*9.81/1000" office:value-type="float" office:value="0.000000981" calcext:value-type="float">
            <text:p>9.81E-07</text:p>
          </table:table-cell>
          <table:table-cell office:value-type="float" office:value="-0.599" calcext:value-type="float">
            <text:p>-0.599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89" calcext:value-type="float">
            <text:p>0.0089</text:p>
          </table:table-cell>
          <table:table-cell table:formula="of:=[.A46]*9.81/1000" office:value-type="float" office:value="0.000087309" calcext:value-type="float">
            <text:p>8.7309E-05</text:p>
          </table:table-cell>
          <table:table-cell office:value-type="float" office:value="0.0001" calcext:value-type="float">
            <text:p>0.0001</text:p>
          </table:table-cell>
          <table:table-cell table:formula="of:=[.C46]*9.81/1000" office:value-type="float" office:value="0.000000981" calcext:value-type="float">
            <text:p>9.81E-07</text:p>
          </table:table-cell>
          <table:table-cell office:value-type="float" office:value="-0.647" calcext:value-type="float">
            <text:p>-0.647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02" calcext:value-type="float">
            <text:p>0.0102</text:p>
          </table:table-cell>
          <table:table-cell table:formula="of:=[.A47]*9.81/1000" office:value-type="float" office:value="0.000100062" calcext:value-type="float">
            <text:p>0.000100062</text:p>
          </table:table-cell>
          <table:table-cell office:value-type="float" office:value="0.0001" calcext:value-type="float">
            <text:p>0.0001</text:p>
          </table:table-cell>
          <table:table-cell table:formula="of:=[.C47]*9.81/1000" office:value-type="float" office:value="0.000000981" calcext:value-type="float">
            <text:p>9.81E-07</text:p>
          </table:table-cell>
          <table:table-cell office:value-type="float" office:value="-0.69" calcext:value-type="float">
            <text:p>-0.69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1" calcext:value-type="float">
            <text:p>0.011</text:p>
          </table:table-cell>
          <table:table-cell table:formula="of:=[.A48]*9.81/1000" office:value-type="float" office:value="0.00010791" calcext:value-type="float">
            <text:p>0.00010791</text:p>
          </table:table-cell>
          <table:table-cell office:value-type="float" office:value="0.0001" calcext:value-type="float">
            <text:p>0.0001</text:p>
          </table:table-cell>
          <table:table-cell table:formula="of:=[.C48]*9.81/1000" office:value-type="float" office:value="0.000000981" calcext:value-type="float">
            <text:p>9.81E-07</text:p>
          </table:table-cell>
          <table:table-cell office:value-type="float" office:value="-0.728" calcext:value-type="float">
            <text:p>-0.728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2" calcext:value-type="float">
            <text:p>0.012</text:p>
          </table:table-cell>
          <table:table-cell table:formula="of:=[.A49]*9.81/1000" office:value-type="float" office:value="0.00011772" calcext:value-type="float">
            <text:p>0.00011772</text:p>
          </table:table-cell>
          <table:table-cell office:value-type="float" office:value="0.0001" calcext:value-type="float">
            <text:p>0.0001</text:p>
          </table:table-cell>
          <table:table-cell table:formula="of:=[.C49]*9.81/1000" office:value-type="float" office:value="0.000000981" calcext:value-type="float">
            <text:p>9.81E-07</text:p>
          </table:table-cell>
          <table:table-cell office:value-type="float" office:value="-0.759" calcext:value-type="float">
            <text:p>-0.759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25" calcext:value-type="float">
            <text:p>0.0125</text:p>
          </table:table-cell>
          <table:table-cell table:formula="of:=[.A50]*9.81/1000" office:value-type="float" office:value="0.000122625" calcext:value-type="float">
            <text:p>0.000122625</text:p>
          </table:table-cell>
          <table:table-cell office:value-type="float" office:value="0.0001" calcext:value-type="float">
            <text:p>0.0001</text:p>
          </table:table-cell>
          <table:table-cell table:formula="of:=[.C50]*9.81/1000" office:value-type="float" office:value="0.000000981" calcext:value-type="float">
            <text:p>9.81E-07</text:p>
          </table:table-cell>
          <table:table-cell office:value-type="float" office:value="-0.787" calcext:value-type="float">
            <text:p>-0.787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33" calcext:value-type="float">
            <text:p>0.0133</text:p>
          </table:table-cell>
          <table:table-cell table:formula="of:=[.A51]*9.81/1000" office:value-type="float" office:value="0.000130473" calcext:value-type="float">
            <text:p>0.000130473</text:p>
          </table:table-cell>
          <table:table-cell office:value-type="float" office:value="0.0001" calcext:value-type="float">
            <text:p>0.0001</text:p>
          </table:table-cell>
          <table:table-cell table:formula="of:=[.C51]*9.81/1000" office:value-type="float" office:value="0.000000981" calcext:value-type="float">
            <text:p>9.81E-07</text:p>
          </table:table-cell>
          <table:table-cell office:value-type="float" office:value="-0.813" calcext:value-type="float">
            <text:p>-0.813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38" calcext:value-type="float">
            <text:p>0.0138</text:p>
          </table:table-cell>
          <table:table-cell table:formula="of:=[.A52]*9.81/1000" office:value-type="float" office:value="0.000135378" calcext:value-type="float">
            <text:p>0.000135378</text:p>
          </table:table-cell>
          <table:table-cell office:value-type="float" office:value="0.0001" calcext:value-type="float">
            <text:p>0.0001</text:p>
          </table:table-cell>
          <table:table-cell table:formula="of:=[.C52]*9.81/1000" office:value-type="float" office:value="0.000000981" calcext:value-type="float">
            <text:p>9.81E-07</text:p>
          </table:table-cell>
          <table:table-cell office:value-type="float" office:value="-0.835" calcext:value-type="float">
            <text:p>-0.835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32" calcext:value-type="float">
            <text:p>0.0132</text:p>
          </table:table-cell>
          <table:table-cell table:formula="of:=[.A53]*9.81/1000" office:value-type="float" office:value="0.000129492" calcext:value-type="float">
            <text:p>0.000129492</text:p>
          </table:table-cell>
          <table:table-cell office:value-type="float" office:value="0.0001" calcext:value-type="float">
            <text:p>0.0001</text:p>
          </table:table-cell>
          <table:table-cell table:formula="of:=[.C53]*9.81/1000" office:value-type="float" office:value="0.000000981" calcext:value-type="float">
            <text:p>9.81E-07</text:p>
          </table:table-cell>
          <table:table-cell office:value-type="float" office:value="-0.812" calcext:value-type="float">
            <text:p>-0.812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27" calcext:value-type="float">
            <text:p>0.0127</text:p>
          </table:table-cell>
          <table:table-cell table:formula="of:=[.A54]*9.81/1000" office:value-type="float" office:value="0.000124587" calcext:value-type="float">
            <text:p>0.000124587</text:p>
          </table:table-cell>
          <table:table-cell office:value-type="float" office:value="0.0001" calcext:value-type="float">
            <text:p>0.0001</text:p>
          </table:table-cell>
          <table:table-cell table:formula="of:=[.C54]*9.81/1000" office:value-type="float" office:value="0.000000981" calcext:value-type="float">
            <text:p>9.81E-07</text:p>
          </table:table-cell>
          <table:table-cell office:value-type="float" office:value="-0.788" calcext:value-type="float">
            <text:p>-0.788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2" calcext:value-type="float">
            <text:p>0.012</text:p>
          </table:table-cell>
          <table:table-cell table:formula="of:=[.A55]*9.81/1000" office:value-type="float" office:value="0.00011772" calcext:value-type="float">
            <text:p>0.00011772</text:p>
          </table:table-cell>
          <table:table-cell office:value-type="float" office:value="0.0001" calcext:value-type="float">
            <text:p>0.0001</text:p>
          </table:table-cell>
          <table:table-cell table:formula="of:=[.C55]*9.81/1000" office:value-type="float" office:value="0.000000981" calcext:value-type="float">
            <text:p>9.81E-07</text:p>
          </table:table-cell>
          <table:table-cell office:value-type="float" office:value="-0.762" calcext:value-type="float">
            <text:p>-0.762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11" calcext:value-type="float">
            <text:p>0.0111</text:p>
          </table:table-cell>
          <table:table-cell table:formula="of:=[.A56]*9.81/1000" office:value-type="float" office:value="0.000108891" calcext:value-type="float">
            <text:p>0.000108891</text:p>
          </table:table-cell>
          <table:table-cell office:value-type="float" office:value="0.0001" calcext:value-type="float">
            <text:p>0.0001</text:p>
          </table:table-cell>
          <table:table-cell table:formula="of:=[.C56]*9.81/1000" office:value-type="float" office:value="0.000000981" calcext:value-type="float">
            <text:p>9.81E-07</text:p>
          </table:table-cell>
          <table:table-cell office:value-type="float" office:value="-0.731" calcext:value-type="float">
            <text:p>-0.731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02" calcext:value-type="float">
            <text:p>0.0102</text:p>
          </table:table-cell>
          <table:table-cell table:formula="of:=[.A57]*9.81/1000" office:value-type="float" office:value="0.000100062" calcext:value-type="float">
            <text:p>0.000100062</text:p>
          </table:table-cell>
          <table:table-cell office:value-type="float" office:value="0.0001" calcext:value-type="float">
            <text:p>0.0001</text:p>
          </table:table-cell>
          <table:table-cell table:formula="of:=[.C57]*9.81/1000" office:value-type="float" office:value="0.000000981" calcext:value-type="float">
            <text:p>9.81E-07</text:p>
          </table:table-cell>
          <table:table-cell office:value-type="float" office:value="-0.698" calcext:value-type="float">
            <text:p>-0.698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81" calcext:value-type="float">
            <text:p>0.0081</text:p>
          </table:table-cell>
          <table:table-cell table:formula="of:=[.A58]*9.81/1000" office:value-type="float" office:value="0.000079461" calcext:value-type="float">
            <text:p>7.9461E-05</text:p>
          </table:table-cell>
          <table:table-cell office:value-type="float" office:value="0.0001" calcext:value-type="float">
            <text:p>0.0001</text:p>
          </table:table-cell>
          <table:table-cell table:formula="of:=[.C58]*9.81/1000" office:value-type="float" office:value="0.000000981" calcext:value-type="float">
            <text:p>9.81E-07</text:p>
          </table:table-cell>
          <table:table-cell office:value-type="float" office:value="-0.617" calcext:value-type="float">
            <text:p>-0.617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66" calcext:value-type="float">
            <text:p>0.0066</text:p>
          </table:table-cell>
          <table:table-cell table:formula="of:=[.A59]*9.81/1000" office:value-type="float" office:value="0.000064746" calcext:value-type="float">
            <text:p>6.4746E-05</text:p>
          </table:table-cell>
          <table:table-cell office:value-type="float" office:value="0.0001" calcext:value-type="float">
            <text:p>0.0001</text:p>
          </table:table-cell>
          <table:table-cell table:formula="of:=[.C59]*9.81/1000" office:value-type="float" office:value="0.000000981" calcext:value-type="float">
            <text:p>9.81E-07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53" calcext:value-type="float">
            <text:p>0.0053</text:p>
          </table:table-cell>
          <table:table-cell table:formula="of:=[.A60]*9.81/1000" office:value-type="float" office:value="0.000051993" calcext:value-type="float">
            <text:p>5.1993E-05</text:p>
          </table:table-cell>
          <table:table-cell office:value-type="float" office:value="0.0001" calcext:value-type="float">
            <text:p>0.0001</text:p>
          </table:table-cell>
          <table:table-cell table:formula="of:=[.C60]*9.81/1000" office:value-type="float" office:value="0.000000981" calcext:value-type="float">
            <text:p>9.81E-07</text:p>
          </table:table-cell>
          <table:table-cell office:value-type="float" office:value="-0.519" calcext:value-type="float">
            <text:p>-0.519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38" calcext:value-type="float">
            <text:p>0.0038</text:p>
          </table:table-cell>
          <table:table-cell table:formula="of:=[.A61]*9.81/1000" office:value-type="float" office:value="0.000037278" calcext:value-type="float">
            <text:p>3.7278E-05</text:p>
          </table:table-cell>
          <table:table-cell office:value-type="float" office:value="0.0001" calcext:value-type="float">
            <text:p>0.0001</text:p>
          </table:table-cell>
          <table:table-cell table:formula="of:=[.C61]*9.81/1000" office:value-type="float" office:value="0.000000981" calcext:value-type="float">
            <text:p>9.81E-07</text:p>
          </table:table-cell>
          <table:table-cell office:value-type="float" office:value="-0.464" calcext:value-type="float">
            <text:p>-0.464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25" calcext:value-type="float">
            <text:p>0.0025</text:p>
          </table:table-cell>
          <table:table-cell table:formula="of:=[.A62]*9.81/1000" office:value-type="float" office:value="0.000024525" calcext:value-type="float">
            <text:p>2.4525E-05</text:p>
          </table:table-cell>
          <table:table-cell office:value-type="float" office:value="0.0001" calcext:value-type="float">
            <text:p>0.0001</text:p>
          </table:table-cell>
          <table:table-cell table:formula="of:=[.C62]*9.81/1000" office:value-type="float" office:value="0.000000981" calcext:value-type="float">
            <text:p>9.81E-07</text:p>
          </table:table-cell>
          <table:table-cell office:value-type="float" office:value="-0.405" calcext:value-type="float">
            <text:p>-0.405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08" calcext:value-type="float">
            <text:p>0.0008</text:p>
          </table:table-cell>
          <table:table-cell table:formula="of:=[.A63]*9.81/1000" office:value-type="float" office:value="0.000007848" calcext:value-type="float">
            <text:p>7.848E-06</text:p>
          </table:table-cell>
          <table:table-cell office:value-type="float" office:value="0.0001" calcext:value-type="float">
            <text:p>0.0001</text:p>
          </table:table-cell>
          <table:table-cell table:formula="of:=[.C63]*9.81/1000" office:value-type="float" office:value="0.000000981" calcext:value-type="float">
            <text:p>9.81E-07</text:p>
          </table:table-cell>
          <table:table-cell office:value-type="float" office:value="-0.344" calcext:value-type="float">
            <text:p>-0.344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-0.0007" calcext:value-type="float">
            <text:p>-0.0007</text:p>
          </table:table-cell>
          <table:table-cell table:formula="of:=[.A64]*9.81/1000" office:value-type="float" office:value="-0.000006867" calcext:value-type="float">
            <text:p>-6.867E-06</text:p>
          </table:table-cell>
          <table:table-cell office:value-type="float" office:value="0.0001" calcext:value-type="float">
            <text:p>0.0001</text:p>
          </table:table-cell>
          <table:table-cell table:formula="of:=[.C64]*9.81/1000" office:value-type="float" office:value="0.000000981" calcext:value-type="float">
            <text:p>9.81E-07</text:p>
          </table:table-cell>
          <table:table-cell office:value-type="float" office:value="-0.281" calcext:value-type="float">
            <text:p>-0.281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-0.0022" calcext:value-type="float">
            <text:p>-0.0022</text:p>
          </table:table-cell>
          <table:table-cell table:formula="of:=[.A65]*9.81/1000" office:value-type="float" office:value="-0.000021582" calcext:value-type="float">
            <text:p>-2.1582E-05</text:p>
          </table:table-cell>
          <table:table-cell office:value-type="float" office:value="0.0001" calcext:value-type="float">
            <text:p>0.0001</text:p>
          </table:table-cell>
          <table:table-cell table:formula="of:=[.C65]*9.81/1000" office:value-type="float" office:value="0.000000981" calcext:value-type="float">
            <text:p>9.81E-07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-0.0037" calcext:value-type="float">
            <text:p>-0.0037</text:p>
          </table:table-cell>
          <table:table-cell table:formula="of:=[.A66]*9.81/1000" office:value-type="float" office:value="-0.000036297" calcext:value-type="float">
            <text:p>-3.6297E-05</text:p>
          </table:table-cell>
          <table:table-cell office:value-type="float" office:value="0.0001" calcext:value-type="float">
            <text:p>0.0001</text:p>
          </table:table-cell>
          <table:table-cell table:formula="of:=[.C66]*9.81/1000" office:value-type="float" office:value="0.000000981" calcext:value-type="float">
            <text:p>9.81E-07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-0.0049" calcext:value-type="float">
            <text:p>-0.0049</text:p>
          </table:table-cell>
          <table:table-cell table:formula="of:=[.A67]*9.81/1000" office:value-type="float" office:value="-0.000048069" calcext:value-type="float">
            <text:p>-4.8069E-05</text:p>
          </table:table-cell>
          <table:table-cell office:value-type="float" office:value="0.0001" calcext:value-type="float">
            <text:p>0.0001</text:p>
          </table:table-cell>
          <table:table-cell table:formula="of:=[.C67]*9.81/1000" office:value-type="float" office:value="0.000000981" calcext:value-type="float">
            <text:p>9.81E-07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-0.0059" calcext:value-type="float">
            <text:p>-0.0059</text:p>
          </table:table-cell>
          <table:table-cell table:formula="of:=[.A68]*9.81/1000" office:value-type="float" office:value="-0.000057879" calcext:value-type="float">
            <text:p>-5.7879E-05</text:p>
          </table:table-cell>
          <table:table-cell office:value-type="float" office:value="0.0001" calcext:value-type="float">
            <text:p>0.0001</text:p>
          </table:table-cell>
          <table:table-cell table:formula="of:=[.C68]*9.81/1000" office:value-type="float" office:value="0.000000981" calcext:value-type="float">
            <text:p>9.81E-0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-0.0058" calcext:value-type="float">
            <text:p>-0.0058</text:p>
          </table:table-cell>
          <table:table-cell table:formula="of:=[.A69]*9.81/1000" office:value-type="float" office:value="-0.000056898" calcext:value-type="float">
            <text:p>-5.6898E-05</text:p>
          </table:table-cell>
          <table:table-cell office:value-type="float" office:value="0.0001" calcext:value-type="float">
            <text:p>0.0001</text:p>
          </table:table-cell>
          <table:table-cell table:formula="of:=[.C69]*9.81/1000" office:value-type="float" office:value="0.000000981" calcext:value-type="float">
            <text:p>9.81E-0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-0.0051" calcext:value-type="float">
            <text:p>-0.0051</text:p>
          </table:table-cell>
          <table:table-cell table:formula="of:=[.A70]*9.81/1000" office:value-type="float" office:value="-0.000050031" calcext:value-type="float">
            <text:p>-5.0031E-05</text:p>
          </table:table-cell>
          <table:table-cell office:value-type="float" office:value="0.0001" calcext:value-type="float">
            <text:p>0.0001</text:p>
          </table:table-cell>
          <table:table-cell table:formula="of:=[.C70]*9.81/1000" office:value-type="float" office:value="0.000000981" calcext:value-type="float">
            <text:p>9.81E-0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-0.0036" calcext:value-type="float">
            <text:p>-0.0036</text:p>
          </table:table-cell>
          <table:table-cell table:formula="of:=[.A71]*9.81/1000" office:value-type="float" office:value="-0.000035316" calcext:value-type="float">
            <text:p>-3.5316E-05</text:p>
          </table:table-cell>
          <table:table-cell office:value-type="float" office:value="0.0001" calcext:value-type="float">
            <text:p>0.0001</text:p>
          </table:table-cell>
          <table:table-cell table:formula="of:=[.C71]*9.81/1000" office:value-type="float" office:value="0.000000981" calcext:value-type="float">
            <text:p>9.81E-07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-0.0026" calcext:value-type="float">
            <text:p>-0.0026</text:p>
          </table:table-cell>
          <table:table-cell table:formula="of:=[.A72]*9.81/1000" office:value-type="float" office:value="-0.000025506" calcext:value-type="float">
            <text:p>-2.5506E-05</text:p>
          </table:table-cell>
          <table:table-cell office:value-type="float" office:value="0.0001" calcext:value-type="float">
            <text:p>0.0001</text:p>
          </table:table-cell>
          <table:table-cell table:formula="of:=[.C72]*9.81/1000" office:value-type="float" office:value="0.000000981" calcext:value-type="float">
            <text:p>9.81E-07</text:p>
          </table:table-cell>
          <table:table-cell office:value-type="float" office:value="0.239" calcext:value-type="float">
            <text:p>0.239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-0.0013" calcext:value-type="float">
            <text:p>-0.0013</text:p>
          </table:table-cell>
          <table:table-cell table:formula="of:=[.A73]*9.81/1000" office:value-type="float" office:value="-0.000012753" calcext:value-type="float">
            <text:p>-1.2753E-05</text:p>
          </table:table-cell>
          <table:table-cell office:value-type="float" office:value="0.0001" calcext:value-type="float">
            <text:p>0.0001</text:p>
          </table:table-cell>
          <table:table-cell table:formula="of:=[.C73]*9.81/1000" office:value-type="float" office:value="0.000000981" calcext:value-type="float">
            <text:p>9.81E-07</text:p>
          </table:table-cell>
          <table:table-cell office:value-type="float" office:value="0.301" calcext:value-type="float">
            <text:p>0.301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4]*9.81/1000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formula="of:=[.C74]*9.81/1000" office:value-type="float" office:value="0.000000981" calcext:value-type="float">
            <text:p>9.81E-07</text:p>
          </table:table-cell>
          <table:table-cell office:value-type="float" office:value="0.362" calcext:value-type="float">
            <text:p>0.362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14" calcext:value-type="float">
            <text:p>0.0014</text:p>
          </table:table-cell>
          <table:table-cell table:formula="of:=[.A75]*9.81/1000" office:value-type="float" office:value="0.000013734" calcext:value-type="float">
            <text:p>1.3734E-05</text:p>
          </table:table-cell>
          <table:table-cell office:value-type="float" office:value="0.0001" calcext:value-type="float">
            <text:p>0.0001</text:p>
          </table:table-cell>
          <table:table-cell table:formula="of:=[.C75]*9.81/1000" office:value-type="float" office:value="0.000000981" calcext:value-type="float">
            <text:p>9.81E-07</text:p>
          </table:table-cell>
          <table:table-cell office:value-type="float" office:value="0.423" calcext:value-type="float">
            <text:p>0.423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formula="of:=[.A76]*9.81/1000" office:value-type="float" office:value="0.00002943" calcext:value-type="float">
            <text:p>2.943E-05</text:p>
          </table:table-cell>
          <table:table-cell office:value-type="float" office:value="0.0001" calcext:value-type="float">
            <text:p>0.0001</text:p>
          </table:table-cell>
          <table:table-cell table:formula="of:=[.C76]*9.81/1000" office:value-type="float" office:value="0.000000981" calcext:value-type="float">
            <text:p>9.81E-07</text:p>
          </table:table-cell>
          <table:table-cell office:value-type="float" office:value="0.48" calcext:value-type="float">
            <text:p>0.48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44" calcext:value-type="float">
            <text:p>0.0044</text:p>
          </table:table-cell>
          <table:table-cell table:formula="of:=[.A77]*9.81/1000" office:value-type="float" office:value="0.000043164" calcext:value-type="float">
            <text:p>4.3164E-05</text:p>
          </table:table-cell>
          <table:table-cell office:value-type="float" office:value="0.0001" calcext:value-type="float">
            <text:p>0.0001</text:p>
          </table:table-cell>
          <table:table-cell table:formula="of:=[.C77]*9.81/1000" office:value-type="float" office:value="0.000000981" calcext:value-type="float">
            <text:p>9.81E-07</text:p>
          </table:table-cell>
          <table:table-cell office:value-type="float" office:value="0.536" calcext:value-type="float">
            <text:p>0.536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56" calcext:value-type="float">
            <text:p>0.0056</text:p>
          </table:table-cell>
          <table:table-cell table:formula="of:=[.A78]*9.81/1000" office:value-type="float" office:value="0.000054936" calcext:value-type="float">
            <text:p>5.4936E-05</text:p>
          </table:table-cell>
          <table:table-cell office:value-type="float" office:value="0.0001" calcext:value-type="float">
            <text:p>0.0001</text:p>
          </table:table-cell>
          <table:table-cell table:formula="of:=[.C78]*9.81/1000" office:value-type="float" office:value="0.000000981" calcext:value-type="float">
            <text:p>9.81E-07</text:p>
          </table:table-cell>
          <table:table-cell office:value-type="float" office:value="0.588" calcext:value-type="float">
            <text:p>0.588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69" calcext:value-type="float">
            <text:p>0.0069</text:p>
          </table:table-cell>
          <table:table-cell table:formula="of:=[.A79]*9.81/1000" office:value-type="float" office:value="0.000067689" calcext:value-type="float">
            <text:p>6.7689E-05</text:p>
          </table:table-cell>
          <table:table-cell office:value-type="float" office:value="0.0001" calcext:value-type="float">
            <text:p>0.0001</text:p>
          </table:table-cell>
          <table:table-cell table:formula="of:=[.C79]*9.81/1000" office:value-type="float" office:value="0.000000981" calcext:value-type="float">
            <text:p>9.81E-07</text:p>
          </table:table-cell>
          <table:table-cell office:value-type="float" office:value="0.635" calcext:value-type="float">
            <text:p>0.635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8" calcext:value-type="float">
            <text:p>0.008</text:p>
          </table:table-cell>
          <table:table-cell table:formula="of:=[.A80]*9.81/1000" office:value-type="float" office:value="0.00007848" calcext:value-type="float">
            <text:p>7.848E-05</text:p>
          </table:table-cell>
          <table:table-cell office:value-type="float" office:value="0.0001" calcext:value-type="float">
            <text:p>0.0001</text:p>
          </table:table-cell>
          <table:table-cell table:formula="of:=[.C80]*9.81/1000" office:value-type="float" office:value="0.000000981" calcext:value-type="float">
            <text:p>9.81E-07</text:p>
          </table:table-cell>
          <table:table-cell office:value-type="float" office:value="0.677" calcext:value-type="float">
            <text:p>0.677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091" calcext:value-type="float">
            <text:p>0.0091</text:p>
          </table:table-cell>
          <table:table-cell table:formula="of:=[.A81]*9.81/1000" office:value-type="float" office:value="0.000089271" calcext:value-type="float">
            <text:p>8.9271E-05</text:p>
          </table:table-cell>
          <table:table-cell office:value-type="float" office:value="0.0001" calcext:value-type="float">
            <text:p>0.0001</text:p>
          </table:table-cell>
          <table:table-cell table:formula="of:=[.C81]*9.81/1000" office:value-type="float" office:value="0.000000981" calcext:value-type="float">
            <text:p>9.81E-07</text:p>
          </table:table-cell>
          <table:table-cell office:value-type="float" office:value="0.715" calcext:value-type="float">
            <text:p>0.715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03" calcext:value-type="float">
            <text:p>0.0103</text:p>
          </table:table-cell>
          <table:table-cell table:formula="of:=[.A82]*9.81/1000" office:value-type="float" office:value="0.000101043" calcext:value-type="float">
            <text:p>0.000101043</text:p>
          </table:table-cell>
          <table:table-cell office:value-type="float" office:value="0.0001" calcext:value-type="float">
            <text:p>0.0001</text:p>
          </table:table-cell>
          <table:table-cell table:formula="of:=[.C82]*9.81/1000" office:value-type="float" office:value="0.000000981" calcext:value-type="float">
            <text:p>9.81E-07</text:p>
          </table:table-cell>
          <table:table-cell office:value-type="float" office:value="0.747" calcext:value-type="float">
            <text:p>0.747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1" calcext:value-type="float">
            <text:p>0.011</text:p>
          </table:table-cell>
          <table:table-cell table:formula="of:=[.A83]*9.81/1000" office:value-type="float" office:value="0.00010791" calcext:value-type="float">
            <text:p>0.00010791</text:p>
          </table:table-cell>
          <table:table-cell office:value-type="float" office:value="0.0001" calcext:value-type="float">
            <text:p>0.0001</text:p>
          </table:table-cell>
          <table:table-cell table:formula="of:=[.C83]*9.81/1000" office:value-type="float" office:value="0.000000981" calcext:value-type="float">
            <text:p>9.81E-07</text:p>
          </table:table-cell>
          <table:table-cell office:value-type="float" office:value="0.775" calcext:value-type="float">
            <text:p>0.775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19" calcext:value-type="float">
            <text:p>0.0119</text:p>
          </table:table-cell>
          <table:table-cell table:formula="of:=[.A84]*9.81/1000" office:value-type="float" office:value="0.000116739" calcext:value-type="float">
            <text:p>0.000116739</text:p>
          </table:table-cell>
          <table:table-cell office:value-type="float" office:value="0.0001" calcext:value-type="float">
            <text:p>0.0001</text:p>
          </table:table-cell>
          <table:table-cell table:formula="of:=[.C84]*9.81/1000" office:value-type="float" office:value="0.000000981" calcext:value-type="float">
            <text:p>9.81E-07</text:p>
          </table:table-cell>
          <table:table-cell office:value-type="float" office:value="0.801" calcext:value-type="float">
            <text:p>0.801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0124" calcext:value-type="float">
            <text:p>0.0124</text:p>
          </table:table-cell>
          <table:table-cell table:formula="of:=[.A85]*9.81/1000" office:value-type="float" office:value="0.000121644" calcext:value-type="float">
            <text:p>0.000121644</text:p>
          </table:table-cell>
          <table:table-cell office:value-type="float" office:value="0.0001" calcext:value-type="float">
            <text:p>0.0001</text:p>
          </table:table-cell>
          <table:table-cell table:formula="of:=[.C85]*9.81/1000" office:value-type="float" office:value="0.000000981" calcext:value-type="float">
            <text:p>9.81E-07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6:36:42.071180572</meta:creation-date>
    <dc:date>2019-10-18T10:22:30.602395816</dc:date>
    <meta:editing-duration>PT2M40S</meta:editing-duration>
    <meta:editing-cycles>1</meta:editing-cycles>
    <meta:document-statistic meta:table-count="1" meta:cell-count="512" meta:object-count="0"/>
    <meta:generator>LibreOffice/6.0.6.2$MacOSX_X86_64 LibreOffice_project/0c292870b25a325b5ed35f6b45599d2ea4458e77</meta:generator>
  </office:meta>
</office:document-meta>
</file>